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fbbe7" officeooo:paragraph-rsid="001fbbe7"/>
    </style:style>
    <style:style style:name="P2" style:family="paragraph" style:parent-style-name="Standard">
      <style:paragraph-properties fo:text-align="justify" style:justify-single-word="false"/>
      <style:text-properties officeooo:rsid="0020b844" officeooo:paragraph-rsid="0020b844"/>
    </style:style>
    <style:style style:name="P3" style:family="paragraph" style:parent-style-name="Standard">
      <style:paragraph-properties fo:text-align="justify" style:justify-single-word="false"/>
      <style:text-properties officeooo:rsid="0020b844" officeooo:paragraph-rsid="00210247"/>
    </style:style>
    <style:style style:name="P4" style:family="paragraph" style:parent-style-name="Standard">
      <style:paragraph-properties fo:text-align="justify" style:justify-single-word="false"/>
      <style:text-properties officeooo:rsid="00210247" officeooo:paragraph-rsid="00210247"/>
    </style:style>
    <style:style style:name="P5" style:family="paragraph" style:parent-style-name="Standard">
      <style:paragraph-properties fo:text-align="justify" style:justify-single-word="false"/>
      <style:text-properties fo:language="fr" fo:country="FR" officeooo:rsid="00210247" officeooo:paragraph-rsid="00210247"/>
    </style:style>
    <style:style style:name="P6" style:family="paragraph" style:parent-style-name="Standard">
      <style:paragraph-properties fo:text-align="justify" style:justify-single-word="false"/>
      <style:text-properties fo:language="fr" fo:country="FR" fo:font-weight="bold" officeooo:rsid="00210247" officeooo:paragraph-rsid="00210247" style:font-weight-asian="bold" style:font-weight-complex="bold"/>
    </style:style>
    <style:style style:name="P7" style:family="paragraph" style:parent-style-name="Standard">
      <style:paragraph-properties fo:text-align="justify" style:justify-single-word="false"/>
      <style:text-properties officeooo:rsid="0022f628" officeooo:paragraph-rsid="0022f628"/>
    </style:style>
    <style:style style:name="P8" style:family="paragraph" style:parent-style-name="Standard">
      <style:paragraph-properties fo:text-align="justify" style:justify-single-word="false"/>
      <style:text-properties fo:font-weight="bold" officeooo:rsid="0020b844" officeooo:paragraph-rsid="0020b844" style:font-weight-asian="bold" style:font-weight-complex="bold"/>
    </style:style>
    <style:style style:name="P9" style:family="paragraph" style:parent-style-name="Standard">
      <style:paragraph-properties fo:text-align="justify" style:justify-single-word="false"/>
      <style:text-properties fo:font-weight="bold" officeooo:rsid="001fbbe7" officeooo:paragraph-rsid="001fbbe7" style:font-weight-asian="bold" style:font-weight-complex="bold"/>
    </style:style>
    <style:style style:name="P10" style:family="paragraph" style:parent-style-name="Standard">
      <style:paragraph-properties fo:text-align="justify" style:justify-single-word="false"/>
      <style:text-properties fo:font-weight="bold" officeooo:rsid="00297381" officeooo:paragraph-rsid="00297381" style:font-weight-asian="bold" style:font-weight-complex="bold"/>
    </style:style>
    <style:style style:name="P11" style:family="paragraph" style:parent-style-name="Standard">
      <style:paragraph-properties fo:text-align="justify" style:justify-single-word="false"/>
      <style:text-properties fo:font-weight="bold" officeooo:rsid="002b4083" officeooo:paragraph-rsid="002b4083" style:font-weight-asian="bold" style:font-weight-complex="bold"/>
    </style:style>
    <style:style style:name="P12" style:family="paragraph" style:parent-style-name="Standard">
      <style:paragraph-properties fo:text-align="justify" style:justify-single-word="false"/>
      <style:text-properties officeooo:rsid="00285539" officeooo:paragraph-rsid="00285539"/>
    </style:style>
    <style:style style:name="P13" style:family="paragraph" style:parent-style-name="Standard">
      <style:paragraph-properties fo:text-align="justify" style:justify-single-word="false"/>
      <style:text-properties officeooo:rsid="00297381" officeooo:paragraph-rsid="00297381"/>
    </style:style>
    <style:style style:name="P14" style:family="paragraph" style:parent-style-name="Standard">
      <style:paragraph-properties fo:text-align="justify" style:justify-single-word="false"/>
      <style:text-properties officeooo:rsid="002b4083" officeooo:paragraph-rsid="002b4083"/>
    </style:style>
    <style:style style:name="T1" style:family="text">
      <style:text-properties officeooo:rsid="0020b844"/>
    </style:style>
    <style:style style:name="T2" style:family="text">
      <style:text-properties officeooo:rsid="00210247"/>
    </style:style>
    <style:style style:name="T3" style:family="text">
      <style:text-properties fo:language="fr" fo:country="FR"/>
    </style:style>
    <style:style style:name="T4" style:family="text">
      <style:text-properties fo:language="fr" fo:country="FR" officeooo:rsid="0022f628"/>
    </style:style>
    <style:style style:name="T5" style:family="text">
      <style:text-properties fo:language="fr" fo:country="FR" officeooo:rsid="0024c8f6"/>
    </style:style>
    <style:style style:name="T6" style:family="text">
      <style:text-properties fo:language="fr" fo:country="FR" officeooo:rsid="002644c7"/>
    </style:style>
    <style:style style:name="T7" style:family="text">
      <style:text-properties fo:language="fr" fo:country="FR" officeooo:rsid="0027d18f"/>
    </style:style>
    <style:style style:name="T8" style:family="text">
      <style:text-properties officeooo:rsid="0022f628"/>
    </style:style>
    <style:style style:name="T9" style:family="text">
      <style:text-properties fo:font-weight="bold" style:font-weight-asian="bold" style:font-weight-complex="bold"/>
    </style:style>
    <style:style style:name="T10" style:family="text">
      <style:text-properties officeooo:rsid="0027d18f"/>
    </style:style>
    <style:style style:name="T11" style:family="text">
      <style:text-properties officeooo:rsid="002a1d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ase de données en XML </text:p>
      <text:p text:style-name="P1"/>
      <text:p text:style-name="P1"><text:span text:style-name="T9">Objectif </text:span>: à partir d'un fichier log, constituer un fichier XML pour chaque station. Il devra comporter les informations et les blocs suivants : </text:p>
      <text:p text:style-name="P1"><text:tab/>0.Form</text:p>
      <text:p text:style-name="P1"><text:tab/><text:tab/>Preparer E-mail</text:p>
      <text:p text:style-name="P1"><text:tab/><text:tab/>Date Prepared</text:p>
      <text:p text:style-name="P1"><text:tab/><text:tab/>Report Type</text:p>
      <text:p text:style-name="P1"><text:tab/>1.SRP </text:p>
      <text:p text:style-name="P1"><text:tab/><text:tab/>IERS DOMES Number</text:p>
      <text:p text:style-name="P1"><text:tab/><text:tab/>CDP Pad ID</text:p>
      <text:p text:style-name="P1"><text:tab/><text:tab/>Date Installed</text:p>
      <text:p text:style-name="P1"><text:tab/><text:tab/>Date removed</text:p>
      <text:p text:style-name="P1"><text:tab/>3.General System Information</text:p>
      <text:p text:style-name="P1"><text:tab/><text:tab/>CDP System Number</text:p>
      <text:p text:style-name="P1"><text:tab/><text:tab/>CDP Occupation Number</text:p>
      <text:p text:style-name="P1"><text:tab/><text:tab/>North</text:p>
      <text:p text:style-name="P1"><text:tab/><text:tab/>East</text:p>
      <text:p text:style-name="P1"><text:tab/><text:tab/>Up</text:p>
      <text:p text:style-name="P1"><text:tab/><text:tab/>Date Installed</text:p>
      <text:p text:style-name="P1"><text:tab/><text:tab/>Date Removed</text:p>
      <text:p text:style-name="P1"><text:tab/>4.Telescope Information<text:tab/></text:p>
      <text:p text:style-name="P1"><text:tab/><text:tab/>Receiving Telescope Type </text:p>
      <text:p text:style-name="P1"><text:tab/><text:tab/>Date Installed<text:tab/></text:p>
      <text:p text:style-name="P1"><text:tab/><text:tab/>Date Removed</text:p>
      <text:p text:style-name="P1"><text:tab/>5.Laser System Information</text:p>
      <text:p text:style-name="P1"><text:tab/>6.Receiver System</text:p>
      <text:p text:style-name="P1"><text:tab/>8.Calibration</text:p>
      <text:p text:style-name="P1"><text:tab/>9.Time and Frequency Standard</text:p>
      <text:p text:style-name="P1"><text:tab/>10.Preprocessing Information</text:p>
      <text:p text:style-name="P1"><text:tab/>12.Meteorological Instrumentation</text:p>
      <text:p text:style-name="P1"/>
      <text:p text:style-name="P1"/>
      <text:p text:style-name="P8">1-Extraction des données</text:p>
      <text:p text:style-name="P2"/>
      <text:p text:style-name="P2"><text:tab/>La classe File <text:span text:style-name="T2">(File.py) </text:span>permet d'extraire des données des fichiers log. Pour créer un objet de type File, il faut renseigner son nom et son chemin absolu.</text:p>
      <text:p text:style-name="P2">Chaque bloc à extraire est géré par une fonction, qui porte le nom du bloc.</text:p>
      <text:p text:style-name="P3">Chaque fonction parcourt le fichier, ligne par ligne. Si une ligne contient le titre du bloc, alors à partir de cette ligne on ajoute les lignes suivantes <text:span text:style-name="T8">splitées sur les espaces</text:span> à la liste en sortie.</text:p>
      <text:p text:style-name="P2"/>
      <text:p text:style-name="P1"><text:tab/>Les blocs 0 et 1 ont toujours la même longueur, quel que soit le fichier. <text:span text:style-name="T1">Comme ce sont les deux premiers blocs, il est facile de repérer les lignes pour extraire les données, on peut alors extraire que certaines lignes juste avec leur indice. Par contre, les blocs suivants sont à longueur variable. Il faut donc utiliser une boucle while : à partir de la ligne de titre k, on ajoute les lignes à la liste en sortie tant qu'on n'atteind pas le titre du bloc suivant. Les lignes vides sont aussi récupérées.</text:span></text:p>
      <text:p text:style-name="P1"/>
      <text:p text:style-name="P5"><text:tab/>Le code a été validé sur plusieurs fichiers log, de longueur différente. Cependant, cette étape a pris du temps. En effet, les fichiers log téléchargés depuis le ftp cddis.nasa.gov ne sont pas tous encodés dans le même format. Une première étape a donc été d'enregistrer manuellement tous les fichiers log en unicode UTF-8, retour à la ligne Linux. Ensuite, le nombre d'espaces n'est pas toujours le même. La difficulté a été de rendre le test de reconnaissance des titres <text:span text:style-name="T10">correct</text:span> pour tous <text:soft-page-break/>les fichiers. </text:p>
      <text:p text:style-name="P5"/>
      <text:p text:style-name="P5"/>
      <text:p text:style-name="P6">2-Construction de l'arborescence XML</text:p>
      <text:p text:style-name="P5"/>
      <text:p text:style-name="P4"><text:span text:style-name="T3"><text:tab/>La classe Xml (Xml.py) </text:span><text:span text:style-name="T4">permet de créer un objet en renseignant le nom de la station, le nom du fichier et le chemin absolu. </text:span></text:p>
      <text:p text:style-name="P4"><text:span text:style-name="T4"><text:tab/></text:span></text:p>
      <text:p text:style-name="P4"><text:span text:style-name="T4"><text:tab/>Une première fonction parcours(Liste) va différencier un titre et un contenu selon la position du caractère ':' . Les chaines situées avant ' :' sont considérées comme titre, et celle après sont considérées comme contenu.</text:span></text:p>
      <text:p text:style-name="P7"><text:span text:style-name="T3">Exemple : <text:s text:c="2"/>liste = ['toto' , ':' , 'tutu'] <text:s/>Ici 'toto' est le titre, 'tutu' le contenu. Les listes titre et contenu en sortie sont actualisées :</text:span></text:p>
      <text:p text:style-name="P7"><text:span text:style-name="T3">titre = ['toto']</text:span></text:p>
      <text:p text:style-name="P7"><text:span text:style-name="T3">contenu = ['tutu']</text:span></text:p>
      <text:p text:style-name="P7"><text:span text:style-name="T3">Si la liste ne contient pas ':' , on décide que le contenu de la liste est un titre et on met ' ' (chaine vide) dans contenu (pour éviter un décalage d'indice).</text:span></text:p>
      <text:p text:style-name="P12"><text:span text:style-name="T3">Si les éléments de la liste titre contiennent des caractères interdits dans les balises xml, tels que /, (), [], %,espace, . , / , <text:s/>titre commençant par un chiffre etc, la création de l'arbre va renvoyer des erreurs. Les titres sont donc nettoyés, tous ces caractères sont remplacés par ' ' (vide). Si un titre commence par un chiffre, on place arbitrairement un 'a' devant.</text:span></text:p>
      <text:p text:style-name="P12"><text:span text:style-name="T3"/></text:p>
      <text:p text:style-name="P7"/>
      <text:p text:style-name="P7"><text:span text:style-name="T3"><text:tab/></text:span><text:span text:style-name="T5">Ensuite, on exécute la fonction extraction(), qui pour chaque bloc va récupérer une liste titre et une liste contenu en utilisant </text:span><text:span text:style-name="T6">la fonction parcours. </text:span></text:p>
      <text:p text:style-name="P7"/>
      <text:p text:style-name="P7"><text:span text:style-name="T6"><text:tab/>Enfin, avec le titre et le contenu de chaque bloc on peut créer l'arbre xml avec la fonction create_tree(path). Path est le répertoire dans lequel on veut enregistrer le fichier xml. Pour chaque bloc, on parcourt les listes titre et contenu. On créé une balise avec le titre, à l'intérieur on passe le contenu correspondant. Si un titre a un contenu correspondant ' '(vide), alors les titres suivants sont ramifiés sur le titre. Si on ne trouve aucun titre ni aucun contenu (ligne vide du fichier), </text:span><text:span text:style-name="T7">on créé une balise &lt;empty&gt;&lt;\empty&gt; avec une contenu 'empty'.</text:span><text:span text:style-name="T6"> Chaque bloc est traité à part, mais la méthode générale ne fonctionnait pas.</text:span></text:p>
      <text:p text:style-name="P7"/>
      <text:p text:style-name="P7"><text:tab/><text:span text:style-name="T10">L'arbre xml est finalement enregistré dans le répertoire choisi. </text:span></text:p>
      <text:p text:style-name="P7"/>
      <text:p text:style-name="P12">Exemple de fichier xml avec les 3 premiers blocs</text:p>
      <text:p text:style-name="P7"/>
      <text:p text:style-name="P12">&lt;mdol&gt; <text:s text:c="6"/><text:tab/> //la racine est le code de la station</text:p>
      <text:p text:style-name="P12">&lt;a0Form&gt;<text:tab/>//titre commençant par un chiffre</text:p>
      <text:p text:style-name="P12">&lt;PreparerE-mail&gt;<text:a xlink:type="simple" xlink:href="mailto:ricklefs@csr.utexas.edu">ricklefs@csr.utexas.edu</text:a>&lt;/PreparerEmail&gt;</text:p>
      <text:p text:style-name="P12">&lt;DatePrepared&gt;2016/03/09&lt;/DatePrepared&gt;</text:p>
      <text:p text:style-name="P12">&lt;ReportType&gt;UPDATE&lt;/ReportType&gt;</text:p>
      <text:p text:style-name="P12">&lt;/a0Form&gt;</text:p>
      <text:p text:style-name="P12">&lt;a1IdentificationoftheRangingSystemReferencePointSRP&gt;</text:p>
      <text:p text:style-name="P12">&lt;IERSDOMESNumber&gt;40442M006&lt;/IERSDOMESNumber&gt;</text:p>
      <text:p text:style-name="P12">&lt;CDPPadID&gt;7080&lt;/CDPPadID&gt;</text:p>
      <text:p text:style-name="P12">&lt;DateInstalled&gt;1988-01-01&lt;/DateInstalled&gt;</text:p>
      <text:p text:style-name="P12">&lt;DateRemoved&gt;(n/a)&lt;/DateRemoved&gt;</text:p>
      <text:p text:style-name="P12">&lt;/a1IdentificationoftheRangingSystemReferencePointSRP&gt;</text:p>
      <text:p text:style-name="P12">&lt;a3GeneralSystemInformation&gt;</text:p>
      <text:p text:style-name="P12">&lt;CDPSystemNumber&gt;24&lt;/CDPSystemNumber&gt;</text:p>
      <text:p text:style-name="P12"><text:soft-page-break/>&lt;CDPOccupationNumber&gt;19&lt;/CDPOccupationNumber&gt;</text:p>
      <text:p text:style-name="P12">&lt;Northmm&gt;-0004+-0002&lt;/Northmm&gt; <text:s/>//titre modifié : titre original = North[mm]</text:p>
      <text:p text:style-name="P12">&lt;Eastmm&gt;-0005+-0002&lt;/Eastmm&gt;</text:p>
      <text:p text:style-name="P12">&lt;Upmm&gt;1756+-0002&lt;/Upmm&gt;</text:p>
      <text:p text:style-name="P12">&lt;DateInstalled&gt;1988-02-10&lt;/DateInstalled&gt;</text:p>
      <text:p text:style-name="P12">&lt;DateRemoved&gt;(yyyy-mm-dd)&lt;/DateRemoved&gt;</text:p>
      <text:p text:style-name="P12">&lt;CDPSystemNumber&gt;24&lt;/CDPSystemNumber&gt;</text:p>
      <text:p text:style-name="P12">&lt;CDPOccupationNumber&gt;19&lt;/CDPOccupationNumber&gt;</text:p>
      <text:p text:style-name="P12">&lt;Northm&gt;-0003+-0002&lt;/Northm&gt;</text:p>
      <text:p text:style-name="P12">&lt;Eastm&gt;-0006+-0002&lt;/Eastm&gt;</text:p>
      <text:p text:style-name="P12">&lt;Upm&gt;1763+-0002&lt;/Upm&gt;</text:p>
      <text:p text:style-name="P12">&lt;DateInstalled&gt;1988-02-10&lt;/DateInstalled&gt;</text:p>
      <text:p text:style-name="P12">&lt;DateRemoved&gt;(yyyy-mm-dd)&lt;/DateRemoved&gt;</text:p>
      <text:p text:style-name="P12">&lt;CDPSystemNumber&gt;24&lt;/CDPSystemNumber&gt;</text:p>
      <text:p text:style-name="P12">&lt;CDPOccupationNumber&gt;19&lt;/CDPOccupationNumber&gt;</text:p>
      <text:p text:style-name="P12">&lt;Northm&gt;-0003+-0002&lt;/Northm&gt;</text:p>
      <text:p text:style-name="P12">&lt;Eastm&gt;-0006+-0002&lt;/Eastm&gt;</text:p>
      <text:p text:style-name="P12">&lt;Upm&gt;1763+-0002&lt;/Upm&gt;</text:p>
      <text:p text:style-name="P12">&lt;DateInstalled&gt;1988-02-10&lt;/DateInstalled&gt;</text:p>
      <text:p text:style-name="P12">&lt;DateRemoved&gt;(yyyy-mm-dd)&lt;/DateRemoved&gt;</text:p>
      <text:p text:style-name="P12">&lt;/a3GeneralSystemInformation&gt;</text:p>
      <text:p text:style-name="P12">&lt;/mdol&gt;</text:p>
      <text:p text:style-name="P12"/>
      <text:p text:style-name="P12"/>
      <text:p text:style-name="P12"/>
      <text:p text:style-name="P10">3-Détection des mails</text:p>
      <text:p text:style-name="P13"/>
      <text:p text:style-name="P13"><text:tab/>La classe Mail (Mail.py) permet de rechercher les mails. Un objet Mail a un nom du fichier en entrée contenant les mails, son chemin absolu, un nom de fichier de résultats avec son chemin. Ici, nous utilisons le fichier slrmail.index, qui contient les objets de tous les mails envoyés depuis le début de la création du stockage des mails (1995). <text:span text:style-name="T11">Dans la fonction recup(), ce fichier est ouvert, puis les lignes sont récupérées et parcourues. Si dans la ligne on retrouve les mots clé down, failure, problem, on splite cette ligne en utilisant le séparateur ' | ' et on stocke la liste résultante dans une variable temporaire. Les listes résultats mail_number, date, subject sont complétées.</text:span></text:p>
      <text:p text:style-name="P13"><text:tab/></text:p>
      <text:p text:style-name="P13"><text:tab/><text:span text:style-name="T11">Pour connecter les mails avertissant d'un problème et les stations concernées, on ajoute une sortie supplémentaire à cette fonction : le code de la station (code_station). Pour le trouver, on cherche une expression régulière de 4 chiffres dans la liste subject. Il arrive que l'on ait directement le numéro de station. Parfois, il n'est pas indiqué dans le mail, ou un autre numéro qui n'a rien à voir est dans le subject. Pour l'instant, on repère visuellement ce numéro et on ajoute une condition à notre test if. Dans le c<text:tab/>as où aucun numéro n'est trouvé, on met '*'</text:span></text:p>
      <text:p text:style-name="P13"/>
      <text:p text:style-name="P13"><text:tab/><text:span text:style-name="T11">Une fois les listes mail_number, date, subject et code_station complétées, on écrit un fichier de résultats avec la fonction result_file().</text:span></text:p>
      <text:p text:style-name="P13"/>
      <text:p text:style-name="P13"/>
      <text:p text:style-name="P11">4-Pour la suite</text:p>
      <text:p text:style-name="P14"/>
      <text:p text:style-name="P14"><text:tab/><text:span text:style-name="T9">A) mise à jour des fichiers xml avec les mails</text:span></text:p>
      <text:p text:style-name="P14"><text:span text:style-name="T9"/></text:p>
      <text:p text:style-name="P14"><text:tab/>Pour les mails dont on a le numéro de station, on peut rechercher via un fichier de correspondance numéro de station ↔ code le nom en 4 lettres de la station, chercher ce fichier xml, <text:soft-page-break/>l'ouvrir, et ajouter toutes les infos du mail à la racine du xml.</text:p>
      <text:p text:style-name="P14"/>
      <text:p text:style-name="P14"/>
      <text:p text:style-name="P14"><text:tab/><text:span text:style-name="T9">B) Automatisation</text:span></text:p>
      <text:p text:style-name="P14"/>
      <text:p text:style-name="P14"><text:tab/>Une automatisation est possible. En effet, le téléchargement automatique des logs sur le ftp ne devrait pas poser problème. En revanche, pour gérer l'encodage des fichiers et le format de données non respecté, cela va être compliqué. Il va falloir mettre en place un script de ré-encodage des fichiers avant tout traitement, puis approfondir les recherches de titres pour être bien sûr d'extraire les données correctement.</text:p>
      <text:p text:style-name="P14"/>
      <text:p text:style-name="P14"/>
      <text:p text:style-name="P14"><text:tab/><text:span text:style-name="T9">C) Mise à jour de la base de données</text:span></text:p>
      <text:p text:style-name="P14"/>
      <text:p text:style-name="P14"><text:tab/>En cas de nouveau log (log plus récent), il va falloir mettre à jour le xml correspondant. Premièrement, pour détecter les nouveaux logs, on pourrait, dans le processus d'automatisation, créer un fichier ''mémoire'' qui comporte tous les noms des fichiers log. Lors de l'exécution suivante du programme, on pourrait alors comparer les noms des logs dans le précédent fichier ''mémoire'' avec les noms des fichiers sur le ftp. S'ils sont identiques, on ne fait rien, sinon on télécharge le ou les fichiers différents. Pour mettre le xml à jour, on peut uniquement rechercher les différences ou alors sauvegarder la partie mail du xml et tout écraser avec les nouvelles informations.</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2:52:46.285811363</meta:creation-date>
    <dc:date>2017-05-15T15:07:33.279015132</dc:date>
    <meta:editing-duration>PT1H27M32S</meta:editing-duration>
    <meta:editing-cycles>7</meta:editing-cycles>
    <meta:generator>LibreOffice/4.2.8.2$Linux_X86_64 LibreOffice_project/420m0$Build-2</meta:generator>
    <meta:document-statistic meta:table-count="0" meta:image-count="0" meta:object-count="0" meta:page-count="4" meta:paragraph-count="96" meta:word-count="1232" meta:character-count="8311" meta:non-whitespace-character-count="7087"/>
  </office:meta>
</office:document-meta>
</file>